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ndale Sans UI" svg:font-family="'Andale Sans UI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4.6167in" style:rel-column-width="4369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itle">
      <style:text-properties fo:font-size="28pt" style:font-size-asian="28pt" style:font-size-complex="28pt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_20_3">
      <style:paragraph-properties fo:text-align="center" style:justify-single-word="false"/>
      <style:text-properties fo:font-weight="bold"/>
    </style:style>
    <style:style style:name="P5" style:family="paragraph" style:parent-style-name="Table_20_Heading">
      <style:paragraph-properties fo:text-align="start" style:justify-single-word="false"/>
    </style:style>
    <style:style style:name="T1" style:family="text">
      <style:text-properties style:font-name="Thorndale" style:font-name-asian="Thorndale" style:font-name-complex="Thorndale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p text:style-name="Text_20_body"/>
      <text:p text:style-name="Text_20_body"/>
      <text:p text:style-name="P1"><text:span text:style-name="T1">Sun™</text:span> Grid Engine Java Admin API</text:p>
      <text:h text:style-name="P2" text:outline-level="2" text:is-list-header="true">Subject to change </text:h>
      <text:p text:style-name="P3"/>
      <text:h text:style-name="P4" text:outline-level="3" text:is-list-header="true">Sun Confidental: Sun Grid Engine Engineering </text:h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Author</text:p>
            </table:table-cell>
            <table:table-cell table:style-name="Table1.B1" office:value-type="string">
              <text:p text:style-name="P5">Andre Alefeld, Sun Mircosystems</text:p>
              <text:p text:style-name="P5">Richard Hierlmeier, Sun Mircosystems</text:p>
            </table:table-cell>
          </table:table-row>
        </table:table-header-rows>
        <table:table-row>
          <table:table-cell table:style-name="Table1.A2" office:value-type="string">
            <text:p text:style-name="Table_20_Heading">Version</text:p>
          </table:table-cell>
          <table:table-cell table:style-name="Table1.B2" office:value-type="string">
            <text:p text:style-name="P5">0.7</text:p>
          </table:table-cell>
        </table:table-row>
        <table:table-row>
          <table:table-cell table:style-name="Table1.A2" office:value-type="string">
            <text:p text:style-name="Table_20_Heading">Date</text:p>
          </table:table-cell>
          <table:table-cell table:style-name="Table1.B2" office:value-type="string">
            <text:p text:style-name="P5"><text:date style:data-style-name="N37" text:date-value="2007-09-17T15:43:27">09/17/07</text:date></text:p>
          </table:table-cell>
        </table:table-row>
      </table:table>
      <text:p text:style-name="Subtitle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ndale Sans UI" svg:font-family="'Andale Sans UI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horndale" fo:font-size="18pt" fo:font-weight="bold" style:font-name-asian="Andale Sans UI" style:font-size-asian="18pt" style:font-weight-asian="bold" style:font-name-complex="Lucidasans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horndale" fo:font-size="14pt" fo:font-weight="bold" style:font-name-asian="Andale Sans UI" style:font-size-asian="14pt" style:font-weight-asian="bold" style:font-name-complex="Lucidasans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itle" style:family="paragraph" style:parent-style-name="Heading_20_1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Text_20_body">
      <style:paragraph-properties fo:text-align="center" style:justify-single-word="false"/>
      <style:text-properties fo:font-weight="bol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Copyright, © 2006 Sun Mircosystem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124$Build-8945</meta:generator>
    <meta:creation-date>2006-03-20T10:48:22</meta:creation-date>
    <dc:date>2007-09-17T15:43:27</dc:date>
    <dc:language>en-US</dc:language>
    <meta:editing-cycles>12</meta:editing-cycles>
    <meta:editing-duration>PT7M4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1" meta:word-count="31" meta:character-count="216"/>
  </office:meta>
</office:document-meta>
</file>